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E000004BCA189287A9BC88E73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3.70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0.7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91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style:font-name="Christmas Lights Indoor" fo:font-size="96pt" style:font-size-asian="96pt" style:font-size-complex="96pt"/>
    </style:style>
    <style:style style:name="P4" style:family="paragraph">
      <style:paragraph-properties fo:text-align="center"/>
      <style:text-properties fo:font-size="36pt" fo:font-style="italic" style:font-size-asian="36pt" style:font-style-asian="italic" style:font-size-complex="36pt" style:font-style-complex="italic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36pt" fo:font-style="italic" style:font-size-asian="36pt" style:font-style-asian="italic" style:font-size-complex="36pt" style:font-style-complex="italic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Comic Sans MS"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Christmas Lights Indoor" fo:font-size="96pt" style:font-size-asian="96pt" style:font-size-complex="96pt"/>
    </style:style>
    <style:style style:name="T2" style:family="text">
      <style:text-properties fo:font-size="36pt" fo:font-style="italic" style:font-size-asian="36pt" style:font-style-asian="italic" style:font-size-complex="36pt" style:font-style-complex="italic"/>
    </style:style>
    <style:style style:name="T3" style:family="text">
      <style:text-properties style:font-name="Comic Sans MS"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71cm" svg:height="3.3cm" svg:x="1.139cm" svg:y="1.425cm">
          <draw:image xlink:href="Pictures/100000000000050E000004BCA189287A9BC88E73.gif" xlink:type="simple" xlink:show="embed" xlink:actuate="onLoad" draw:mime-type="image/gif">
            <text:p/>
          </draw:image>
        </draw:frame>
        <draw:frame draw:style-name="gr2" draw:text-style-name="P3" draw:layer="layout" svg:width="10.553cm" svg:height="3.954cm" svg:x="3.577cm" svg:y="2.609cm">
          <draw:text-box>
            <text:p text:style-name="P2"><text:span text:style-name="T1">RBL</text:span><text:span text:style-name="T1">’S</text:span></text:p>
          </draw:text-box>
        </draw:frame>
        <draw:frame draw:style-name="gr3" draw:text-style-name="P5" draw:layer="layout" svg:width="12.181cm" svg:height="1.673cm" svg:x="1.6cm" svg:y="5.481cm">
          <draw:text-box>
            <text:p text:style-name="P4"><text:span text:style-name="T2">Really Big Lights</text:span></text:p>
          </draw:text-box>
        </draw:frame>
        <draw:frame draw:style-name="gr4" draw:text-style-name="P6" draw:layer="layout" svg:width="4.433cm" svg:height="0.941cm" svg:x="10.03cm" svg:y="1.117cm">
          <draw:text-box>
            <text:p text:style-name="P2"><text:span text:style-name="T3">Box 1 of 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hristmas Lights Indoor" svg:font-family="'Christmas Lights Indoor'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cript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octor Wizard</meta:initial-creator>
    <meta:creation-date>2023-02-20T12:23:43.868000000</meta:creation-date>
    <dc:date>2023-03-13T18:11:30.952995509</dc:date>
    <meta:editing-duration>PT18M8S</meta:editing-duration>
    <meta:editing-cycles>3</meta:editing-cycles>
    <meta:generator>LibreOffice/7.4.5.1$Linux_X86_64 LibreOffice_project/9c0871452b3918c1019dde9bfac75448afc4b57f</meta:generator>
    <meta:document-statistic meta:object-count="4"/>
  </office:meta>
</office:document-meta>
</file>